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413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0"/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use-regular-expressions="false" table:use-wildcards="true"/>
      <table:table table:name="Sheet1" table:style-name="ta1">
        <table:shapes>
          <draw:frame draw:z-index="0" draw:style-name="gr1" draw:text-style-name="P1" svg:width="16.5126in" svg:height="6.4843in" svg:x="6.4799in" svg:y="1.0232in">
            <draw:object draw:notify-on-update-of-ranges="Sheet1.A1:Sheet1.A41 Sheet1.B1:Sheet1.B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Cath lab system</text:p>
          </table:table-cell>
          <table:table-cell office:value-type="float" office:value="3348800" calcext:value-type="float">
            <text:p>3348800</text:p>
          </table:table-cell>
          <table:table-cell table:formula="of:=[.B1]/[.$B$42]" office:value-type="percentage" office:value="0.264694630543585" calcext:value-type="percentage">
            <text:p>26%</text:p>
          </table:table-cell>
          <table:table-cell/>
        </table:table-row>
        <table:table-row table:style-name="ro1">
          <table:table-cell office:value-type="string" calcext:value-type="string">
            <text:p>MRI system</text:p>
          </table:table-cell>
          <table:table-cell office:value-type="float" office:value="2475200" calcext:value-type="float">
            <text:p>2475200</text:p>
          </table:table-cell>
          <table:table-cell table:formula="of:=[.B2]/[.$B$42]" office:value-type="percentage" office:value="0.195643857358302" calcext:value-type="percentage">
            <text:p>20%</text:p>
          </table:table-cell>
          <table:table-cell/>
        </table:table-row>
        <table:table-row table:style-name="ro1">
          <table:table-cell office:value-type="string" calcext:value-type="string">
            <text:p>Chemistry analyzer</text:p>
          </table:table-cell>
          <table:table-cell office:value-type="float" office:value="1308543" calcext:value-type="float">
            <text:p>1308543</text:p>
          </table:table-cell>
          <table:table-cell table:formula="of:=[.B3]/[.$B$42]" office:value-type="percentage" office:value="0.103429379459924" calcext:value-type="percentage">
            <text:p>10%</text:p>
          </table:table-cell>
          <table:table-cell/>
        </table:table-row>
        <table:table-row table:style-name="ro1">
          <table:table-cell office:value-type="string" calcext:value-type="string">
            <text:p>Imaging system (16 slice CT)</text:p>
          </table:table-cell>
          <table:table-cell office:value-type="float" office:value="1164800" calcext:value-type="float">
            <text:p>1164800</text:p>
          </table:table-cell>
          <table:table-cell table:formula="of:=[.B4]/[.$B$42]" office:value-type="percentage" office:value="0.0920676975803774" calcext:value-type="percentage">
            <text:p>9%</text:p>
          </table:table-cell>
          <table:table-cell/>
        </table:table-row>
        <table:table-row table:style-name="ro1">
          <table:table-cell office:value-type="string" calcext:value-type="string">
            <text:p>X-Ray system (digital)</text:p>
          </table:table-cell>
          <table:table-cell office:value-type="float" office:value="655200" calcext:value-type="float">
            <text:p>655200</text:p>
          </table:table-cell>
          <table:table-cell table:formula="of:=[.B5]/[.$B$42]" office:value-type="percentage" office:value="0.0517880798889623" calcext:value-type="percentage">
            <text:p>5%</text:p>
          </table:table-cell>
          <table:table-cell/>
        </table:table-row>
        <table:table-row table:style-name="ro1">
          <table:table-cell office:value-type="string" calcext:value-type="string">
            <text:p>Ultrasound unit</text:p>
          </table:table-cell>
          <table:table-cell office:value-type="float" office:value="524160" calcext:value-type="float">
            <text:p>524160</text:p>
          </table:table-cell>
          <table:table-cell table:formula="of:=[.B6]/[.$B$42]" office:value-type="percentage" office:value="0.0414304639111699" calcext:value-type="percentage">
            <text:p>4%</text:p>
          </table:table-cell>
          <table:table-cell/>
        </table:table-row>
        <table:table-row table:style-name="ro1">
          <table:table-cell office:value-type="string" calcext:value-type="string">
            <text:p>Light system</text:p>
          </table:table-cell>
          <table:table-cell office:value-type="float" office:value="466632" calcext:value-type="float">
            <text:p>466632</text:p>
          </table:table-cell>
          <table:table-cell table:formula="of:=[.B7]/[.$B$42]" office:value-type="percentage" office:value="0.0368833566769632" calcext:value-type="percentage">
            <text:p>4%</text:p>
          </table:table-cell>
          <table:table-cell/>
        </table:table-row>
        <table:table-row table:style-name="ro1">
          <table:table-cell office:value-type="string" calcext:value-type="string">
            <text:p>Patient bed</text:p>
          </table:table-cell>
          <table:table-cell office:value-type="float" office:value="428736" calcext:value-type="float">
            <text:p>428736</text:p>
          </table:table-cell>
          <table:table-cell table:formula="of:=[.B8]/[.$B$42]" office:value-type="percentage" office:value="0.033887994840162" calcext:value-type="percentage">
            <text:p>3%</text:p>
          </table:table-cell>
          <table:table-cell/>
        </table:table-row>
        <table:table-row table:style-name="ro1">
          <table:table-cell office:value-type="string" calcext:value-type="string">
            <text:p>Sterilizer</text:p>
          </table:table-cell>
          <table:table-cell office:value-type="float" office:value="358760" calcext:value-type="float">
            <text:p>358760</text:p>
          </table:table-cell>
          <table:table-cell table:formula="of:=[.B9]/[.$B$42]" office:value-type="percentage" office:value="0.0283569773213738" calcext:value-type="percentage">
            <text:p>3%</text:p>
          </table:table-cell>
          <table:table-cell/>
        </table:table-row>
        <table:table-row table:style-name="ro1">
          <table:table-cell office:value-type="string" calcext:value-type="string">
            <text:p>CT C-Arm (digital)</text:p>
          </table:table-cell>
          <table:table-cell office:value-type="float" office:value="252000" calcext:value-type="float">
            <text:p>252000</text:p>
          </table:table-cell>
          <table:table-cell table:formula="of:=[.B10]/[.$B$42]" office:value-type="percentage" office:value="0.0199184922649855" calcext:value-type="percentage">
            <text:p>2%</text:p>
          </table:table-cell>
          <table:table-cell/>
        </table:table-row>
        <table:table-row table:style-name="ro1">
          <table:table-cell office:value-type="string" calcext:value-type="string">
            <text:p>Medstation (6-drawer)</text:p>
          </table:table-cell>
          <table:table-cell office:value-type="float" office:value="186681" calcext:value-type="float">
            <text:p>186681</text:p>
          </table:table-cell>
          <table:table-cell table:formula="of:=[.B11]/[.$B$42]" office:value-type="percentage" office:value="0.0147555716449197" calcext:value-type="percentage">
            <text:p>1%</text:p>
          </table:table-cell>
          <table:table-cell/>
        </table:table-row>
        <table:table-row table:style-name="ro1">
          <table:table-cell office:value-type="string" calcext:value-type="string">
            <text:p>Anesthesia machine</text:p>
          </table:table-cell>
          <table:table-cell office:value-type="float" office:value="156688" calcext:value-type="float">
            <text:p>156688</text:p>
          </table:table-cell>
          <table:table-cell table:formula="of:=[.B12]/[.$B$42]" office:value-type="percentage" office:value="0.0123848758572065" calcext:value-type="percentage">
            <text:p>1%</text:p>
          </table:table-cell>
          <table:table-cell/>
        </table:table-row>
        <table:table-row table:style-name="ro1">
          <table:table-cell office:value-type="string" calcext:value-type="string">
            <text:p>Ballon pump</text:p>
          </table:table-cell>
          <table:table-cell office:value-type="float" office:value="140896" calcext:value-type="float">
            <text:p>140896</text:p>
          </table:table-cell>
          <table:table-cell table:formula="of:=[.B13]/[.$B$42]" office:value-type="percentage" office:value="0.0111366503419341" calcext:value-type="percentage">
            <text:p>1%</text:p>
          </table:table-cell>
          <table:table-cell/>
        </table:table-row>
        <table:table-row table:style-name="ro1">
          <table:table-cell office:value-type="string" calcext:value-type="string">
            <text:p>Washer / disinfector</text:p>
          </table:table-cell>
          <table:table-cell office:value-type="float" office:value="134064" calcext:value-type="float">
            <text:p>134064</text:p>
          </table:table-cell>
          <table:table-cell table:formula="of:=[.B14]/[.$B$42]" office:value-type="percentage" office:value="0.0105966378849723" calcext:value-type="percentage">
            <text:p>1%</text:p>
          </table:table-cell>
          <table:table-cell/>
        </table:table-row>
        <table:table-row table:style-name="ro1">
          <table:table-cell office:value-type="string" calcext:value-type="string">
            <text:p>Surgical table</text:p>
          </table:table-cell>
          <table:table-cell office:value-type="float" office:value="114508" calcext:value-type="float">
            <text:p>114508</text:p>
          </table:table-cell>
          <table:table-cell table:formula="of:=[.B15]/[.$B$42]" office:value-type="percentage" office:value="0.00905089965190064" calcext:value-type="percentage">
            <text:p>1%</text:p>
          </table:table-cell>
          <table:table-cell/>
        </table:table-row>
        <table:table-row table:style-name="ro1">
          <table:table-cell office:value-type="string" calcext:value-type="string">
            <text:p>Endoscope system</text:p>
          </table:table-cell>
          <table:table-cell office:value-type="float" office:value="105840" calcext:value-type="float">
            <text:p>105840</text:p>
          </table:table-cell>
          <table:table-cell table:formula="of:=[.B16]/[.$B$42]" office:value-type="percentage" office:value="0.00836576675129391" calcext:value-type="percentage">
            <text:p>1%</text:p>
          </table:table-cell>
          <table:table-cell/>
        </table:table-row>
        <table:table-row table:style-name="ro1">
          <table:table-cell office:value-type="string" calcext:value-type="string">
            <text:p>Hypothermia system</text:p>
          </table:table-cell>
          <table:table-cell office:value-type="float" office:value="91572" calcext:value-type="float">
            <text:p>91572</text:p>
          </table:table-cell>
          <table:table-cell table:formula="of:=[.B17]/[.$B$42]" office:value-type="percentage" office:value="0.00723800068924307" calcext:value-type="percentage">
            <text:p>1%</text:p>
          </table:table-cell>
          <table:table-cell/>
        </table:table-row>
        <table:table-row table:style-name="ro1">
          <table:table-cell office:value-type="string" calcext:value-type="string">
            <text:p>Laser imaging</text:p>
          </table:table-cell>
          <table:table-cell office:value-type="float" office:value="78400" calcext:value-type="float">
            <text:p>78400</text:p>
          </table:table-cell>
          <table:table-cell table:formula="of:=[.B18]/[.$B$42]" office:value-type="percentage" office:value="0.00619686426021771" calcext:value-type="percentage">
            <text:p>1%</text:p>
          </table:table-cell>
          <table:table-cell/>
        </table:table-row>
        <table:table-row table:style-name="ro1">
          <table:table-cell office:value-type="string" calcext:value-type="string">
            <text:p>Dual surgical light</text:p>
          </table:table-cell>
          <table:table-cell office:value-type="float" office:value="76160" calcext:value-type="float">
            <text:p>76160</text:p>
          </table:table-cell>
          <table:table-cell table:formula="of:=[.B19]/[.$B$42]" office:value-type="percentage" office:value="0.00601981099564006" calcext:value-type="percentage">
            <text:p>1%</text:p>
          </table:table-cell>
          <table:table-cell/>
        </table:table-row>
        <table:table-row table:style-name="ro1">
          <table:table-cell office:value-type="string" calcext:value-type="string">
            <text:p>Ice slusher</text:p>
          </table:table-cell>
          <table:table-cell office:value-type="float" office:value="72744" calcext:value-type="float">
            <text:p>72744</text:p>
          </table:table-cell>
          <table:table-cell table:formula="of:=[.B20]/[.$B$42]" office:value-type="percentage" office:value="0.00574980476715915" calcext:value-type="percentage">
            <text:p>1%</text:p>
          </table:table-cell>
          <table:table-cell/>
        </table:table-row>
        <table:table-row table:style-name="ro1">
          <table:table-cell office:value-type="string" calcext:value-type="string">
            <text:p>Equipment boom</text:p>
          </table:table-cell>
          <table:table-cell office:value-type="float" office:value="67984" calcext:value-type="float">
            <text:p>67984</text:p>
          </table:table-cell>
          <table:table-cell table:formula="of:=[.B21]/[.$B$42]" office:value-type="percentage" office:value="0.00537356657993165" calcext:value-type="percentage">
            <text:p>1%</text:p>
          </table:table-cell>
          <table:table-cell/>
        </table:table-row>
        <table:table-row table:style-name="ro1">
          <table:table-cell office:value-type="string" calcext:value-type="string">
            <text:p>Blood recovery system</text:p>
          </table:table-cell>
          <table:table-cell office:value-type="float" office:value="52640" calcext:value-type="float">
            <text:p>52640</text:p>
          </table:table-cell>
          <table:table-cell table:formula="of:=[.B22]/[.$B$42]" office:value-type="percentage" office:value="0.00416075171757475" calcext:value-type="percentage">
            <text:p>0%</text:p>
          </table:table-cell>
          <table:table-cell office:value-type="string" calcext:value-type="string">
            <text:p>other…</text:p>
          </table:table-cell>
        </table:table-row>
        <table:table-row table:style-name="ro1">
          <table:table-cell office:value-type="string" calcext:value-type="string">
            <text:p>Anesthesia boom</text:p>
          </table:table-cell>
          <table:table-cell office:value-type="float" office:value="47824" calcext:value-type="float">
            <text:p>47824</text:p>
          </table:table-cell>
          <table:table-cell table:formula="of:=[.B23]/[.$B$42]" office:value-type="percentage" office:value="0.0037800871987328" calcext:value-type="percentage">
            <text:p>0%</text:p>
          </table:table-cell>
          <table:table-cell/>
        </table:table-row>
        <table:table-row table:style-name="ro1">
          <table:table-cell office:value-type="string" calcext:value-type="string">
            <text:p>Headwall</text:p>
          </table:table-cell>
          <table:table-cell office:value-type="float" office:value="42112" calcext:value-type="float">
            <text:p>42112</text:p>
          </table:table-cell>
          <table:table-cell table:formula="of:=[.B24]/[.$B$42]" office:value-type="percentage" office:value="0.0033286013740598" calcext:value-type="percentage">
            <text:p>0%</text:p>
          </table:table-cell>
          <table:table-cell/>
        </table:table-row>
        <table:table-row table:style-name="ro1">
          <table:table-cell office:value-type="string" calcext:value-type="string">
            <text:p>Bio safety hood (4 ft.)</text:p>
          </table:table-cell>
          <table:table-cell office:value-type="float" office:value="39872" calcext:value-type="float">
            <text:p>39872</text:p>
          </table:table-cell>
          <table:table-cell table:formula="of:=[.B25]/[.$B$42]" office:value-type="percentage" office:value="0.00315154810948215" calcext:value-type="percentage">
            <text:p>0%</text:p>
          </table:table-cell>
          <table:table-cell/>
        </table:table-row>
        <table:table-row table:style-name="ro1">
          <table:table-cell office:value-type="string" calcext:value-type="string">
            <text:p>Warming cabinet (full height)</text:p>
          </table:table-cell>
          <table:table-cell office:value-type="float" office:value="36244" calcext:value-type="float">
            <text:p>36244</text:p>
          </table:table-cell>
          <table:table-cell table:formula="of:=[.B26]/[.$B$42]" office:value-type="percentage" office:value="0.00286478505417514" calcext:value-type="percentage">
            <text:p>0%</text:p>
          </table:table-cell>
          <table:table-cell/>
        </table:table-row>
        <table:table-row table:style-name="ro1">
          <table:table-cell office:value-type="string" calcext:value-type="string">
            <text:p>Decontamination washer</text:p>
          </table:table-cell>
          <table:table-cell office:value-type="float" office:value="28000" calcext:value-type="float">
            <text:p>28000</text:p>
          </table:table-cell>
          <table:table-cell table:formula="of:=[.B27]/[.$B$42]" office:value-type="percentage" office:value="0.00221316580722061" calcext:value-type="percentage">
            <text:p>0%</text:p>
          </table:table-cell>
          <table:table-cell/>
        </table:table-row>
        <table:table-row table:style-name="ro1">
          <table:table-cell office:value-type="string" calcext:value-type="string">
            <text:p>Cryostat</text:p>
          </table:table-cell>
          <table:table-cell office:value-type="float" office:value="27944" calcext:value-type="float">
            <text:p>27944</text:p>
          </table:table-cell>
          <table:table-cell table:formula="of:=[.B28]/[.$B$42]" office:value-type="percentage" office:value="0.00220873947560617" calcext:value-type="percentage">
            <text:p>0%</text:p>
          </table:table-cell>
          <table:table-cell/>
        </table:table-row>
        <table:table-row table:style-name="ro1">
          <table:table-cell office:value-type="string" calcext:value-type="string">
            <text:p>Ice dispenser</text:p>
          </table:table-cell>
          <table:table-cell office:value-type="float" office:value="25200" calcext:value-type="float">
            <text:p>25200</text:p>
          </table:table-cell>
          <table:table-cell table:formula="of:=[.B29]/[.$B$42]" office:value-type="percentage" office:value="0.00199184922649855" calcext:value-type="percentage">
            <text:p>0%</text:p>
          </table:table-cell>
          <table:table-cell/>
        </table:table-row>
        <table:table-row table:style-name="ro1">
          <table:table-cell office:value-type="string" calcext:value-type="string">
            <text:p>Refrigerator (49 cu. ft.)</text:p>
          </table:table-cell>
          <table:table-cell office:value-type="float" office:value="24624" calcext:value-type="float">
            <text:p>24624</text:p>
          </table:table-cell>
          <table:table-cell table:formula="of:=[.B30]/[.$B$42]" office:value-type="percentage" office:value="0.00194632124417858" calcext:value-type="percentage">
            <text:p>0%</text:p>
          </table:table-cell>
          <table:table-cell/>
        </table:table-row>
        <table:table-row table:style-name="ro1">
          <table:table-cell office:value-type="string" calcext:value-type="string">
            <text:p>Bookcase, 2 shelves, anchored laterally</text:p>
          </table:table-cell>
          <table:table-cell office:value-type="float" office:value="22500" calcext:value-type="float">
            <text:p>22500</text:p>
          </table:table-cell>
          <table:table-cell table:formula="of:=[.B31]/[.$B$42]" office:value-type="percentage" office:value="0.00177843680937371" calcext:value-type="percentage">
            <text:p>0%</text:p>
          </table:table-cell>
          <table:table-cell/>
        </table:table-row>
        <table:table-row table:style-name="ro1">
          <table:table-cell office:value-type="string" calcext:value-type="string">
            <text:p>Modular office work stations.</text:p>
          </table:table-cell>
          <table:table-cell office:value-type="float" office:value="16800" calcext:value-type="float">
            <text:p>16800</text:p>
          </table:table-cell>
          <table:table-cell table:formula="of:=[.B32]/[.$B$42]" office:value-type="percentage" office:value="0.00132789948433237" calcext:value-type="percentage">
            <text:p>0%</text:p>
          </table:table-cell>
          <table:table-cell/>
        </table:table-row>
        <table:table-row table:style-name="ro1">
          <table:table-cell office:value-type="string" calcext:value-type="string">
            <text:p>Under counter refrigerator</text:p>
          </table:table-cell>
          <table:table-cell office:value-type="float" office:value="14784" calcext:value-type="float">
            <text:p>14784</text:p>
          </table:table-cell>
          <table:table-cell table:formula="of:=[.B33]/[.$B$42]" office:value-type="percentage" office:value="0.00116855154621248" calcext:value-type="percentage">
            <text:p>0%</text:p>
          </table:table-cell>
          <table:table-cell/>
        </table:table-row>
        <table:table-row table:style-name="ro1">
          <table:table-cell office:value-type="string" calcext:value-type="string">
            <text:p>Shelving system (single 5 ft. unit)</text:p>
          </table:table-cell>
          <table:table-cell office:value-type="float" office:value="13160" calcext:value-type="float">
            <text:p>13160</text:p>
          </table:table-cell>
          <table:table-cell table:formula="of:=[.B34]/[.$B$42]" office:value-type="percentage" office:value="0.00104018792939369" calcext:value-type="percentage">
            <text:p>0%</text:p>
          </table:table-cell>
          <table:table-cell/>
        </table:table-row>
        <table:table-row table:style-name="ro1">
          <table:table-cell office:value-type="string" calcext:value-type="string">
            <text:p>Desktop Computers</text:p>
          </table:table-cell>
          <table:table-cell office:value-type="float" office:value="10500" calcext:value-type="float">
            <text:p>10500</text:p>
          </table:table-cell>
          <table:table-cell table:formula="of:=[.B35]/[.$B$42]" office:value-type="percentage" office:value="0.000829937177707729" calcext:value-type="percentage">
            <text:p>0%</text:p>
          </table:table-cell>
          <table:table-cell/>
        </table:table-row>
        <table:table-row table:style-name="ro1">
          <table:table-cell office:value-type="string" calcext:value-type="string">
            <text:p>Breathing circuit dryer (single cabinet)</text:p>
          </table:table-cell>
          <table:table-cell office:value-type="float" office:value="10248" calcext:value-type="float">
            <text:p>10248</text:p>
          </table:table-cell>
          <table:table-cell table:formula="of:=[.B36]/[.$B$42]" office:value-type="percentage" office:value="0.000810018685442744" calcext:value-type="percentage">
            <text:p>0%</text:p>
          </table:table-cell>
          <table:table-cell/>
        </table:table-row>
        <table:table-row table:style-name="ro1">
          <table:table-cell office:value-type="string" calcext:value-type="string">
            <text:p>Laminar flow hood (6ft.)</text:p>
          </table:table-cell>
          <table:table-cell office:value-type="float" office:value="8652" calcext:value-type="float">
            <text:p>8652</text:p>
          </table:table-cell>
          <table:table-cell table:formula="of:=[.B37]/[.$B$42]" office:value-type="percentage" office:value="0.000683868234431169" calcext:value-type="percentage">
            <text:p>0%</text:p>
          </table:table-cell>
          <table:table-cell/>
        </table:table-row>
        <table:table-row table:style-name="ro1">
          <table:table-cell office:value-type="string" calcext:value-type="string">
            <text:p>Freezer (23.3 cu. ft.)</text:p>
          </table:table-cell>
          <table:table-cell office:value-type="float" office:value="7616" calcext:value-type="float">
            <text:p>7616</text:p>
          </table:table-cell>
          <table:table-cell table:formula="of:=[.B38]/[.$B$42]" office:value-type="percentage" office:value="0.000601981099564006" calcext:value-type="percentage">
            <text:p>0%</text:p>
          </table:table-cell>
          <table:table-cell/>
        </table:table-row>
        <table:table-row table:style-name="ro1">
          <table:table-cell office:value-type="string" calcext:value-type="string">
            <text:p>Catheter cabinet</text:p>
          </table:table-cell>
          <table:table-cell office:value-type="float" office:value="5432" calcext:value-type="float">
            <text:p>5432</text:p>
          </table:table-cell>
          <table:table-cell table:formula="of:=[.B39]/[.$B$42]" office:value-type="percentage" office:value="0.000429354166600799" calcext:value-type="percentage">
            <text:p>0%</text:p>
          </table:table-cell>
          <table:table-cell/>
        </table:table-row>
        <table:table-row table:style-name="ro1">
          <table:table-cell office:value-type="string" calcext:value-type="string">
            <text:p>Vertical Filing Cabinet, 2 drawer, anchored laterally</text:p>
          </table:table-cell>
          <table:table-cell office:value-type="float" office:value="5400" calcext:value-type="float">
            <text:p>5400</text:p>
          </table:table-cell>
          <table:table-cell table:formula="of:=[.B40]/[.$B$42]" office:value-type="percentage" office:value="0.000426824834249689" calcext:value-type="percentage">
            <text:p>0%</text:p>
          </table:table-cell>
          <table:table-cell/>
        </table:table-row>
        <table:table-row table:style-name="ro1">
          <table:table-cell office:value-type="string" calcext:value-type="string">
            <text:p>Ultrasonic cleaner (table top, 5.75 gal.)</text:p>
          </table:table-cell>
          <table:table-cell office:value-type="float" office:value="3640" calcext:value-type="float">
            <text:p>3640</text:p>
          </table:table-cell>
          <table:table-cell table:formula="of:=[.B41]/[.$B$42]" office:value-type="percentage" office:value="0.00028771155493868" calcext:value-type="percentage">
            <text:p>0%</text:p>
          </table:table-cell>
          <table:table-cell table:style-name="ce2" table:formula="of:=SUM([.C22:.C41])" office:value-type="percentage" office:value="0.0350306207297756" calcext:value-type="percentage">
            <text:p>3.50%</text:p>
          </table:table-cell>
        </table:table-row>
        <table:table-row table:style-name="ro1">
          <table:table-cell/>
          <table:table-cell table:formula="of:=SUM([.B1:.B41])" office:value-type="float" office:value="12651560" calcext:value-type="float">
            <text:p>12651560</text:p>
          </table:table-cell>
          <table:table-cell table:style-name="Default" table:formula="of:=[.B42]/[.$B$42]" office:value-type="float" office:value="1" calcext:value-type="float">
            <text:p>1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B41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/>
    </number:number-style>
    <number:percentage-style style:name="N142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4:30:46.286329573</meta:creation-date>
    <dc:date>2023-12-01T14:35:16.900414228</dc:date>
    <meta:editing-duration>PT4M31S</meta:editing-duration>
    <meta:editing-cycles>1</meta:editing-cycles>
    <meta:document-statistic meta:table-count="1" meta:cell-count="127" meta:object-count="1"/>
    <meta:generator>LibreOffice/7.5.8.2$Linux_X86_64 LibreOffice_project/5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1.943cm" svg:height="16.471cm" xlink:href=".." xlink:type="simple" chart:class="chart:bar" chart:style-name="ch1">
        <chart:legend chart:legend-position="end" svg:x="39.68cm" svg:y="7.936cm" style:legend-expansion="high" chart:style-name="ch2"/>
        <chart:plot-area chart:style-name="ch3" table:cell-range-address="Sheet1.A1:Sheet1.B41" chart:data-source-has-labels="column" svg:x="0.838cm" svg:y="0.329cm" svg:width="38.004cm" svg:height="15.813cm">
          <chart:coordinate-region svg:x="2.385cm" svg:y="0.528cm" svg:width="36.457cm" svg:height="9.582cm"/>
          <chart:axis chart:dimension="x" chart:name="primary-x" chart:style-name="ch4" chartooo:axis-type="auto">
            <chartooo:date-scale/>
            <chart:categories table:cell-range-address="Sheet1.A1:Sheet1.A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41" chart:class="chart:bar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ath lab system</text:p>
                <draw:g>
                  <svg:desc>Sheet1.A1:Sheet1.A41</svg:desc>
                </draw:g>
              </table:table-cell>
              <table:table-cell office:value-type="float" office:value="3348800">
                <text:p>3348800</text:p>
                <draw:g>
                  <svg:desc>Sheet1.B1:Sheet1.B41</svg:desc>
                </draw:g>
              </table:table-cell>
            </table:table-row>
            <table:table-row>
              <table:table-cell office:value-type="string">
                <text:p>MRI system</text:p>
              </table:table-cell>
              <table:table-cell office:value-type="float" office:value="2475200">
                <text:p>2475200</text:p>
              </table:table-cell>
            </table:table-row>
            <table:table-row>
              <table:table-cell office:value-type="string">
                <text:p>Chemistry analyzer</text:p>
              </table:table-cell>
              <table:table-cell office:value-type="float" office:value="1308543">
                <text:p>1308543</text:p>
              </table:table-cell>
            </table:table-row>
            <table:table-row>
              <table:table-cell office:value-type="string">
                <text:p>Imaging system (16 slice CT)</text:p>
              </table:table-cell>
              <table:table-cell office:value-type="float" office:value="1164800">
                <text:p>1164800</text:p>
              </table:table-cell>
            </table:table-row>
            <table:table-row>
              <table:table-cell office:value-type="string">
                <text:p>X-Ray system (digital)</text:p>
              </table:table-cell>
              <table:table-cell office:value-type="float" office:value="655200">
                <text:p>655200</text:p>
              </table:table-cell>
            </table:table-row>
            <table:table-row>
              <table:table-cell office:value-type="string">
                <text:p>Ultrasound unit</text:p>
              </table:table-cell>
              <table:table-cell office:value-type="float" office:value="524160">
                <text:p>524160</text:p>
              </table:table-cell>
            </table:table-row>
            <table:table-row>
              <table:table-cell office:value-type="string">
                <text:p>Light system</text:p>
              </table:table-cell>
              <table:table-cell office:value-type="float" office:value="466632">
                <text:p>466632</text:p>
              </table:table-cell>
            </table:table-row>
            <table:table-row>
              <table:table-cell office:value-type="string">
                <text:p>Patient bed</text:p>
              </table:table-cell>
              <table:table-cell office:value-type="float" office:value="428736">
                <text:p>428736</text:p>
              </table:table-cell>
            </table:table-row>
            <table:table-row>
              <table:table-cell office:value-type="string">
                <text:p>Sterilizer</text:p>
              </table:table-cell>
              <table:table-cell office:value-type="float" office:value="358760">
                <text:p>358760</text:p>
              </table:table-cell>
            </table:table-row>
            <table:table-row>
              <table:table-cell office:value-type="string">
                <text:p>CT C-Arm (digital)</text:p>
              </table:table-cell>
              <table:table-cell office:value-type="float" office:value="252000">
                <text:p>252000</text:p>
              </table:table-cell>
            </table:table-row>
            <table:table-row>
              <table:table-cell office:value-type="string">
                <text:p>Medstation (6-drawer)</text:p>
              </table:table-cell>
              <table:table-cell office:value-type="float" office:value="186681">
                <text:p>186681</text:p>
              </table:table-cell>
            </table:table-row>
            <table:table-row>
              <table:table-cell office:value-type="string">
                <text:p>Anesthesia machine</text:p>
              </table:table-cell>
              <table:table-cell office:value-type="float" office:value="156688">
                <text:p>156688</text:p>
              </table:table-cell>
            </table:table-row>
            <table:table-row>
              <table:table-cell office:value-type="string">
                <text:p>Ballon pump</text:p>
              </table:table-cell>
              <table:table-cell office:value-type="float" office:value="140896">
                <text:p>140896</text:p>
              </table:table-cell>
            </table:table-row>
            <table:table-row>
              <table:table-cell office:value-type="string">
                <text:p>Washer / disinfector</text:p>
              </table:table-cell>
              <table:table-cell office:value-type="float" office:value="134064">
                <text:p>134064</text:p>
              </table:table-cell>
            </table:table-row>
            <table:table-row>
              <table:table-cell office:value-type="string">
                <text:p>Surgical table</text:p>
              </table:table-cell>
              <table:table-cell office:value-type="float" office:value="114508">
                <text:p>114508</text:p>
              </table:table-cell>
            </table:table-row>
            <table:table-row>
              <table:table-cell office:value-type="string">
                <text:p>Endoscope system</text:p>
              </table:table-cell>
              <table:table-cell office:value-type="float" office:value="105840">
                <text:p>105840</text:p>
              </table:table-cell>
            </table:table-row>
            <table:table-row>
              <table:table-cell office:value-type="string">
                <text:p>Hypothermia system</text:p>
              </table:table-cell>
              <table:table-cell office:value-type="float" office:value="91572">
                <text:p>91572</text:p>
              </table:table-cell>
            </table:table-row>
            <table:table-row>
              <table:table-cell office:value-type="string">
                <text:p>Laser imaging</text:p>
              </table:table-cell>
              <table:table-cell office:value-type="float" office:value="78400">
                <text:p>78400</text:p>
              </table:table-cell>
            </table:table-row>
            <table:table-row>
              <table:table-cell office:value-type="string">
                <text:p>Dual surgical light</text:p>
              </table:table-cell>
              <table:table-cell office:value-type="float" office:value="76160">
                <text:p>76160</text:p>
              </table:table-cell>
            </table:table-row>
            <table:table-row>
              <table:table-cell office:value-type="string">
                <text:p>Ice slusher</text:p>
              </table:table-cell>
              <table:table-cell office:value-type="float" office:value="72744">
                <text:p>72744</text:p>
              </table:table-cell>
            </table:table-row>
            <table:table-row>
              <table:table-cell office:value-type="string">
                <text:p>Equipment boom</text:p>
              </table:table-cell>
              <table:table-cell office:value-type="float" office:value="67984">
                <text:p>67984</text:p>
              </table:table-cell>
            </table:table-row>
            <table:table-row>
              <table:table-cell office:value-type="string">
                <text:p>Blood recovery system</text:p>
              </table:table-cell>
              <table:table-cell office:value-type="float" office:value="52640">
                <text:p>52640</text:p>
              </table:table-cell>
            </table:table-row>
            <table:table-row>
              <table:table-cell office:value-type="string">
                <text:p>Anesthesia boom</text:p>
              </table:table-cell>
              <table:table-cell office:value-type="float" office:value="47824">
                <text:p>47824</text:p>
              </table:table-cell>
            </table:table-row>
            <table:table-row>
              <table:table-cell office:value-type="string">
                <text:p>Headwall</text:p>
              </table:table-cell>
              <table:table-cell office:value-type="float" office:value="42112">
                <text:p>42112</text:p>
              </table:table-cell>
            </table:table-row>
            <table:table-row>
              <table:table-cell office:value-type="string">
                <text:p>Bio safety hood (4 ft.)</text:p>
              </table:table-cell>
              <table:table-cell office:value-type="float" office:value="39872">
                <text:p>39872</text:p>
              </table:table-cell>
            </table:table-row>
            <table:table-row>
              <table:table-cell office:value-type="string">
                <text:p>Warming cabinet (full height)</text:p>
              </table:table-cell>
              <table:table-cell office:value-type="float" office:value="36244">
                <text:p>36244</text:p>
              </table:table-cell>
            </table:table-row>
            <table:table-row>
              <table:table-cell office:value-type="string">
                <text:p>Decontamination washer</text:p>
              </table:table-cell>
              <table:table-cell office:value-type="float" office:value="28000">
                <text:p>28000</text:p>
              </table:table-cell>
            </table:table-row>
            <table:table-row>
              <table:table-cell office:value-type="string">
                <text:p>Cryostat</text:p>
              </table:table-cell>
              <table:table-cell office:value-type="float" office:value="27944">
                <text:p>27944</text:p>
              </table:table-cell>
            </table:table-row>
            <table:table-row>
              <table:table-cell office:value-type="string">
                <text:p>Ice dispenser</text:p>
              </table:table-cell>
              <table:table-cell office:value-type="float" office:value="25200">
                <text:p>25200</text:p>
              </table:table-cell>
            </table:table-row>
            <table:table-row>
              <table:table-cell office:value-type="string">
                <text:p>Refrigerator (49 cu. ft.)</text:p>
              </table:table-cell>
              <table:table-cell office:value-type="float" office:value="24624">
                <text:p>24624</text:p>
              </table:table-cell>
            </table:table-row>
            <table:table-row>
              <table:table-cell office:value-type="string">
                <text:p>Bookcase, 2 shelves, anchored laterally</text:p>
              </table:table-cell>
              <table:table-cell office:value-type="float" office:value="22500">
                <text:p>22500</text:p>
              </table:table-cell>
            </table:table-row>
            <table:table-row>
              <table:table-cell office:value-type="string">
                <text:p>Modular office work stations.</text:p>
              </table:table-cell>
              <table:table-cell office:value-type="float" office:value="16800">
                <text:p>16800</text:p>
              </table:table-cell>
            </table:table-row>
            <table:table-row>
              <table:table-cell office:value-type="string">
                <text:p>Under counter refrigerator</text:p>
              </table:table-cell>
              <table:table-cell office:value-type="float" office:value="14784">
                <text:p>14784</text:p>
              </table:table-cell>
            </table:table-row>
            <table:table-row>
              <table:table-cell office:value-type="string">
                <text:p>Shelving system (single 5 ft. unit)</text:p>
              </table:table-cell>
              <table:table-cell office:value-type="float" office:value="13160">
                <text:p>13160</text:p>
              </table:table-cell>
            </table:table-row>
            <table:table-row>
              <table:table-cell office:value-type="string">
                <text:p>Desktop Computers</text:p>
              </table:table-cell>
              <table:table-cell office:value-type="float" office:value="10500">
                <text:p>10500</text:p>
              </table:table-cell>
            </table:table-row>
            <table:table-row>
              <table:table-cell office:value-type="string">
                <text:p>Breathing circuit dryer (single cabinet)</text:p>
              </table:table-cell>
              <table:table-cell office:value-type="float" office:value="10248">
                <text:p>10248</text:p>
              </table:table-cell>
            </table:table-row>
            <table:table-row>
              <table:table-cell office:value-type="string">
                <text:p>Laminar flow hood (6ft.)</text:p>
              </table:table-cell>
              <table:table-cell office:value-type="float" office:value="8652">
                <text:p>8652</text:p>
              </table:table-cell>
            </table:table-row>
            <table:table-row>
              <table:table-cell office:value-type="string">
                <text:p>Freezer (23.3 cu. ft.)</text:p>
              </table:table-cell>
              <table:table-cell office:value-type="float" office:value="7616">
                <text:p>7616</text:p>
              </table:table-cell>
            </table:table-row>
            <table:table-row>
              <table:table-cell office:value-type="string">
                <text:p>Catheter cabinet</text:p>
              </table:table-cell>
              <table:table-cell office:value-type="float" office:value="5432">
                <text:p>5432</text:p>
              </table:table-cell>
            </table:table-row>
            <table:table-row>
              <table:table-cell office:value-type="string">
                <text:p>Vertical Filing Cabinet, 2 drawer, anchored laterally</text:p>
              </table:table-cell>
              <table:table-cell office:value-type="float" office:value="5400">
                <text:p>5400</text:p>
              </table:table-cell>
            </table:table-row>
            <table:table-row>
              <table:table-cell office:value-type="string">
                <text:p>Ultrasonic cleaner (table top, 5.75 gal.)</text:p>
              </table:table-cell>
              <table:table-cell office:value-type="float" office:value="3640">
                <text:p>36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8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